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lbany" svg:font-family="Alban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s-novelty_7e_LT_7e_Gliederung_20_1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fo:font-size="13pt" fo:font-weight="normal" officeooo:rsid="0008f703" officeooo:paragraph-rsid="000a03fa" style:font-size-asian="13pt" style:font-weight-asian="normal" style:font-size-complex="13pt" style:font-weight-complex="normal"/>
    </style:style>
    <style:style style:name="P2" style:family="paragraph" style:parent-style-name="prs-novelty_7e_LT_7e_Gliederung_20_1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fo:font-size="13pt" fo:font-weight="bold" officeooo:rsid="0008f703" officeooo:paragraph-rsid="000a03fa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PROJET<text:span text:style-name="T1">(prj_id,libelle)</text:span></text:p>
      <text:p text:style-name="P1">Clé primaire:prj_id</text:p>
      <text:p text:style-name="P2">VALIDER<text:span text:style-name="T1">(val_idp,val_idacti)</text:span></text:p>
      <text:p text:style-name="P1">Clé primaire :val_idp,val_idacti</text:p>
      <text:p text:style-name="P1">Clé étrangère :val_idp en référence à prj_id de PROJET</text:p>
      <text:p text:style-name="P1"><text:tab/><text:tab/> <text:s text:c="3"/>val_idacti en référence à activ_id de ACTIVITE</text:p>
      <text:p text:style-name="P2">ACTIVITE<text:span text:style-name="T1">(activ_id,libelle)</text:span></text:p>
      <text:p text:style-name="P1">Clé primaire :activ_id</text:p>
      <text:p text:style-name="P2">COMPETENCE<text:span text:style-name="T1">(comp_id,libelle,comp_idacti)</text:span></text:p>
      <text:p text:style-name="P1">Clé primaire :comp_id</text:p>
      <text:p text:style-name="P1">Clé étrangère :comp_idacti en référence à activ_id de ACTIV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lbany" svg:font-family="Alban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s-novelty_7e_LT_7e_Gliederung_20_1" style:display-name="prs-novelty~LT~Gliederung 1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333333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1:05:40.689000000</meta:creation-date>
    <dc:date>2015-05-06T01:06:12.608000000</dc:date>
    <meta:editing-duration>PT32S</meta:editing-duration>
    <meta:editing-cycles>1</meta:editing-cycles>
    <meta:document-statistic meta:table-count="0" meta:image-count="0" meta:object-count="0" meta:page-count="1" meta:paragraph-count="11" meta:word-count="40" meta:character-count="376" meta:non-whitespace-character-count="341"/>
    <meta:generator>LibreOffice/4.3.1.2$Windows_x86 LibreOffice_project/958349dc3b25111dbca392fbc281a05559ef6848</meta:generator>
  </office:meta>
</office:document-meta>
</file>